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1.0833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1812in"/>
    </style:style>
    <style:style style:name="TableColumn7" style:family="table-column">
      <style:table-column-properties style:column-width="1.2791in"/>
    </style:style>
    <style:style style:name="Table2" style:family="table">
      <style:table-properties style:width="5.9027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Notas para mejorar en clase de Katie-02-01-2026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Gramática</text:p>
          </table:table-cell>
          <table:table-cell table:style-name="TableCell11">
            <text:p text:style-name="P12">Lectura</text:p>
          </table:table-cell>
          <table:table-cell table:style-name="TableCell13">
            <text:p text:style-name="P14">Comprensión auditiva y lectora</text:p>
          </table:table-cell>
          <table:table-cell table:style-name="TableCell15">
            <text:p text:style-name="P16">Pronunciación</text:p>
          </table:table-cell>
          <table:table-cell table:style-name="TableCell17">
            <text:p text:style-name="P18">Vocabulario</text:p>
          </table:table-cell>
        </table:table-row>
        <table:table-row table:style-name="TableRow19">
          <table:table-cell table:style-name="TableCell20">
            <text:p text:style-name="P21">Si buscamos un trabajo nuevo, nosotros podemos encontrar un trabajo nuevo con LinkedIn.</text:p>
            <text:p text:style-name="P22"/>
          </table:table-cell>
          <table:table-cell table:style-name="TableCell23">
            <text:p text:style-name="P24">Buena lectura, un<text:s/>poco despacio, pero con buena pronunciación.</text:p>
          </table:table-cell>
          <table:table-cell table:style-name="TableCell25">
            <text:p text:style-name="P26">Seguir practicando el vocabulario<text:s/>y aprender más palabras y expresiones nuevas sobre el mundo laboral.</text:p>
          </table:table-cell>
          <table:table-cell table:style-name="TableCell27">
            <text:p text:style-name="P28">Mejorar el sonido /R/</text:p>
          </table:table-cell>
          <table:table-cell table:style-name="TableCell29">
            <text:p text:style-name="P30">Entrenador para la Inteligencia Artificial.</text:p>
          </table:table-cell>
        </table:table-row>
        <table:table-row table:style-name="TableRow31">
          <table:table-cell table:style-name="TableCell32">
            <text:p text:style-name="P33">Otras enfermeras son adultas mayores y no son buenas con los ordenadores.<text:s/>(Usar más verbos).</text:p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>Que desean trabajar<text:s/></text:p>
          </table:table-cell>
          <table:table-cell table:style-name="TableCell41">
            <text:p text:style-name="P42">Operador de central telefónica</text:p>
          </table:table-cell>
        </table:table-row>
        <table:table-row table:style-name="TableRow43">
          <table:table-cell table:style-name="TableCell44">
            <text:p text:style-name="P45">Me gusta la modalidad presencial...<text:s/>(Revisar artículo con gustar)</text:p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>edición de vídeos</text:p>
          </table:table-cell>
          <table:table-cell table:style-name="TableCell53">
            <text:p text:style-name="P54">programador</text:p>
          </table:table-cell>
        </table:table-row>
        <table:table-row table:style-name="TableRow55">
          <table:table-cell table:style-name="TableCell56">
            <text:p text:style-name="P57">...no hay separación del...<text:s/>(Usar verbo).</text:p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jornadas laborales fijas</text:p>
          </table:table-cell>
        </table:table-row>
        <table:table-row table:style-name="TableRow67">
          <table:table-cell table:style-name="TableCell68">
            <text:p text:style-name="P69">Antes las empresas querían a los empleados con mucha experiencia...<text:s/>(Verbo en pasado).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desear = querer<text:line-break/>elegir = seleccionar</text:p>
          </table:table-cell>
        </table:table-row>
        <table:table-row table:style-name="TableRow78">
          <table:table-cell table:style-name="TableCell79">
            <text:p text:style-name="P80"/>
            <text:p text:style-name="P81">Se puede trabajar con flexibilidad en los empleos.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la relajación, el descanso</text:p>
          </table:table-cell>
        </table:table-row>
        <table:table-row table:style-name="TableRow90">
          <table:table-cell table:style-name="TableCell91">
            <text:p text:style-name="P92">La experiencia sigue siendo muy importante.<text:s/>(Forma verbal).</text:p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a corto plazo = short term</text:p>
            <text:p text:style-name="P102">medio plazo = mid term</text:p>
            <text:p text:style-name="P103">largo plazo = long term</text:p>
          </table:table-cell>
        </table:table-row>
        <table:table-row table:style-name="TableRow104">
          <table:table-cell table:style-name="TableCell105">
            <text:p text:style-name="P106"/>
            <text:p text:style-name="P107">Tengo horario de trabajo fijo.</text:p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Surgirán = Will rise</text:p>
          </table:table-cell>
        </table:table-row>
        <table:table-row table:style-name="TableRow117">
          <table:table-cell table:style-name="TableCell118">
            <text:p text:style-name="P119"/>
            <text:p text:style-name="P120">…y después de trabajar en su casa,<text:s/>no se trabaja en el teléfono o en el tablet.</text:p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Tiene menos coste.</text:p>
          </table:table-cell>
        </table:table-row>
        <table:table-row table:style-name="TableRow130">
          <table:table-cell table:style-name="TableCell131">
            <text:p text:style-name="P132"/>
            <text:p text:style-name="P133">Hay un balance entre la vida personal y la vida laboral.<text:s/>(Uso de verbo y estructura).</text:p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>el salario, el sueldo = salary</text:p>
          </table:table-cell>
        </table:table-row>
        <table:table-row table:style-name="TableRow143">
          <table:table-cell table:style-name="TableCell144">
            <text:p text:style-name="P145"/>
            <text:p text:style-name="P146">...y no hay mucha comunicación personal.</text:p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...en el avión<text:s/>(masculino)</text:p>
          </table:table-cell>
        </table:table-row>
        <table:table-row table:style-name="TableRow156">
          <table:table-cell table:style-name="TableCell157">
            <text:p text:style-name="P158">...y los clientes siempre tenían problemas de emergencia.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edición de víde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2T08:49:00Z</meta:creation-date>
    <dc:date>2026-01-02T10:16:00Z</dc:date>
    <meta:template xlink:href="Normal" xlink:type="simple"/>
    <meta:editing-cycles>3</meta:editing-cycles>
    <meta:editing-duration>PT4620S</meta:editing-duration>
    <meta:document-statistic meta:page-count="2" meta:paragraph-count="3" meta:word-count="239" meta:character-count="1555" meta:row-count="10" meta:non-whitespace-character-count="1319"/>
  </office:meta>
</office:document-meta>
</file>